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3b6a" officeooo:paragraph-rsid="00183b6a"/>
    </style:style>
    <style:style style:name="T1" style:family="text">
      <style:text-properties fo:font-size="14pt" officeooo:rsid="001d8eae" style:font-size-asian="14pt" style:font-size-complex="14pt"/>
    </style:style>
    <style:style style:name="T2" style:family="text">
      <style:text-properties officeooo:rsid="0018c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ken fly.io<text:span text:style-name="T2">o</text:span> <text:span text:style-name="T1">app 'pguillen-pypro'</text:span></text:p>
      <text:p text:style-name="Standard">tXepa_Vt4Xd1z9uBakBsLxlhRnUfFT4n8xuEq4MUFB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3:55:47.790006895</meta:creation-date>
    <dc:date>2023-03-27T13:58:03.247470769</dc:date>
    <meta:editing-duration>PT2M1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" meta:word-count="5" meta:character-count="77" meta:non-whitespace-character-count="74"/>
  </office:meta>
</office:document-meta>
</file>